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 style:list-style-name="L2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 style:list-style-name="L3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fo:font-weight="normal" style:font-size-asian="11pt" style:font-weight-asian="normal" style:font-size-complex="11pt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style:text-underline-style="solid" style:text-underline-width="auto" style:text-underline-color="font-color" style:font-size-asian="18pt" style:font-size-complex="18pt"/>
    </style:style>
    <text:list-style style:name="L1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8"/></text:p>
      <text:p text:style-name="Standard"><text:s text:c="52"/></text:p>
      <text:p text:style-name="Standard"/>
      <text:p text:style-name="Standard"/>
      <text:p text:style-name="Standard"/>
      <text:p text:style-name="Standard"/>
      <text:p text:style-name="Standard"><text:s text:c="42"/><text:span text:style-name="T11"><text:s/></text:span></text:p>
      <text:p text:style-name="Standard"><text:span text:style-name="T11"/></text:p>
      <text:p text:style-name="Standard"><text:span text:style-name="T11"><text:s text:c="23"/></text:span><text:span text:style-name="T12">WICKET TUTORIAL VERSION 1.9</text:span></text:p>
      <text:p text:style-name="Standard"/>
      <text:p text:style-name="Standard"><text:s/></text:p>
      <text:p text:style-name="Standard"><text:s text:c="5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58"/><text:span text:style-name="T10">PREPARED BY</text:span></text:p>
      <text:p text:style-name="Standard"/>
      <text:p text:style-name="Standard"><text:s text:c="30"/></text:p>
      <text:p text:style-name="Standard"><text:s text:c="54"/><text:span text:style-name="T2"><text:s/>GUDALA <text:s/>KALYAN</text:span></text:p>
      <text:p text:style-name="P8"/>
      <text:p text:style-name="P8"><text:s text:c="49"/>USAA BAS-INFRA</text:p>
      <text:p text:style-name="P8"><text:s text:c="5"/></text:p>
      <text:p text:style-name="P8"><text:s text:c="51"/>EMPID: <text:s/>378695</text:p>
      <text:p text:style-name="Standard"/>
      <text:p text:style-name="Standard"><text:s text:c="67"/><text:span text:style-name="T1"><text:s/>30-06-2011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s text:c="45"/></text:p>
      <text:p text:style-name="Standard"><text:s text:c="53"/><text:span text:style-name="T4">WICKET FRAMEWORK :</text:span></text:p>
      <text:p text:style-name="Standard"><text:span text:style-name="T3"/></text:p>
      <text:p text:style-name="P3">Agenda:</text:p>
      <text:p text:style-name="P1"><text:span text:style-name="T2"/></text:p>
      <text:p text:style-name="P2">1.What is Wicket ?</text:p>
      <text:p text:style-name="P2">2.Core Concepts of Wicket?</text:p>
      <text:p text:style-name="P2">3.Developing a Custom Component?</text:p>
      <text:p text:style-name="P2">4.Q &amp; A ?</text:p>
      <text:p text:style-name="P2"/>
      <text:p text:style-name="P3">Apache Wicket in NutShell:</text:p>
      <text:p text:style-name="P3"/>
      <text:p text:style-name="P3"><text:span text:style-name="T5">1.Open Source</text:span></text:p>
      <text:p text:style-name="P3"><text:span text:style-name="T5">2.Component Based</text:span></text:p>
      <text:p text:style-name="P3"><text:span text:style-name="T5">3.Clean Separation Of MarkUp and Code</text:span></text:p>
      <text:p text:style-name="P3"><text:span text:style-name="T5">4.Plain Old Java &amp; Plain old HTML</text:span></text:p>
      <text:p text:style-name="P3"><text:span text:style-name="T5">5.Minimum Configurations needs -(Zero Xml Framework No Annotations either).</text:span></text:p>
      <text:p text:style-name="P3"><text:span text:style-name="T5">6.If you know Java &amp; HTML you know quite a bit about Wicket.</text:span></text:p>
      <text:p text:style-name="P3"><text:span text:style-name="T5"/></text:p>
      <text:p text:style-name="P3">FEATURES:</text:p>
      <text:p text:style-name="P3"><text:span text:style-name="T5"/></text:p>
      <text:p text:style-name="P3"><text:span text:style-name="T7">1.Page Composition:</text:span></text:p>
      <text:p text:style-name="P3"><text:span text:style-name="T5"><text:s text:c="9"/></text:span></text:p>
      <text:p text:style-name="P3"><text:span text:style-name="T5"><text:s text:c="9"/>Panels, Borders &amp; Markup Inheritance.</text:span></text:p>
      <text:p text:style-name="P3"><text:span text:style-name="T5"/></text:p>
      <text:p text:style-name="P3"><text:span text:style-name="T7">2.Excellent Localization &amp; Style Support </text:span><text:span text:style-name="T5">:</text:span></text:p>
      <text:p text:style-name="P3"><text:span text:style-name="T5"><text:s text:c="2"/></text:span></text:p>
      <text:p text:style-name="P3"><text:span text:style-name="T5"><text:s text:c="2"/>templates &amp; resource loading (-be .Html, . Xml)</text:span></text:p>
      <text:p text:style-name="P3"><text:span text:style-name="T5"><text:s text:c="2"/>localized models for (eg. for Labels)</text:span></text:p>
      <text:p text:style-name="P3"><text:span text:style-name="T5"><text:s text:c="2"/>Sophisticated Resource Bundle Lookup(Composition and Inheritance Hierarchy)</text:span></text:p>
      <text:p text:style-name="P3"><text:span text:style-name="T5"/></text:p>
      <text:p text:style-name="P3">3.Integration:</text:p>
      <text:p text:style-name="P3"><text:s text:c="2"/></text:p>
      <text:p text:style-name="P3"><text:s text:c="5"/><text:span text:style-name="T5">Spring , Juice, Hibernate, Jasper Reports .</text:span></text:p>
      <text:p text:style-name="P3"><text:span text:style-name="T5"/></text:p>
      <text:p text:style-name="P3">4.Fancy Component:</text:p>
      <text:p text:style-name="P3"><text:span text:style-name="T5"/></text:p>
      <text:p text:style-name="P3"><text:span text:style-name="T5"><text:s text:c="2"/>Sortable,Filterable , Pageable , Data awareTables ,date picker, Rich Text editor, Google Maps,</text:span></text:p>
      <text:p text:style-name="P3"><text:span text:style-name="T5"><text:s text:c="3"/>Tabbed Panel, Navigation, Tree ,Wizard.</text:span></text:p>
      <text:p text:style-name="P3"><text:span text:style-name="T5"/></text:p>
      <text:p text:style-name="P3">5.State Mangement:</text:p>
      <text:p text:style-name="P3"><text:span text:style-name="T5"/></text:p>
      <text:p text:style-name="P2"><text:s text:c="2"/>Type Safe Session</text:p>
      <text:p text:style-name="P3"/>
      <text:p text:style-name="P3">6.Clustering Support:</text:p>
      <text:list xml:id="list31508910" text:style-name="L2">
        <text:list-header>
          <text:p text:style-name="P4"><text:soft-page-break/></text:p>
        </text:list-header>
      </text:list>
      <text:p text:style-name="P3"><text:span text:style-name="T5"/></text:p>
      <text:p text:style-name="P3">7.Back Button Support:</text:p>
      <text:p text:style-name="P3"><text:span text:style-name="T5"/></text:p>
      <text:p text:style-name="P3">8.Double Submit Strategies:</text:p>
      <text:p text:style-name="P3"><text:span text:style-name="T5"/></text:p>
      <text:p text:style-name="P3"><text:span text:style-name="T5"><text:s text:c="4"/>render redirect / redirect to buffer response /none</text:span></text:p>
      <text:p text:style-name="P3"><text:span text:style-name="T5"/></text:p>
      <text:p text:style-name="P3">9.Testing Support:</text:p>
      <text:p text:style-name="P3"><text:span text:style-name="T5"><text:s/></text:span></text:p>
      <text:p text:style-name="P3"><text:span text:style-name="T5"><text:s text:c="4"/>Junit Testing</text:span></text:p>
      <text:p text:style-name="P3"><text:span text:style-name="T5"/></text:p>
      <text:p text:style-name="P3">10.Extensive Logging and Error Reporting:</text:p>
      <text:p text:style-name="P3"><text:span text:style-name="T5"/></text:p>
      <text:p text:style-name="P3">11.Ajax Support &amp; Components:</text:p>
      <text:p text:style-name="P3"><text:span text:style-name="T5"><text:s text:c="5"/></text:span></text:p>
      <text:p text:style-name="P3"><text:span text:style-name="T5"><text:s text:c="5"/>Ajax without writing javascript , DOJO , Scriptaculous...</text:span></text:p>
      <text:p text:style-name="P3"><text:span text:style-name="T5"/></text:p>
      <text:p text:style-name="P3">12.Header Contribution:</text:p>
      <text:p text:style-name="P3"><text:span text:style-name="T5"><text:s text:c="3"/></text:span></text:p>
      <text:p text:style-name="P3"><text:span text:style-name="T5"><text:s text:c="5"/>Javascript &amp; CSS</text:span></text:p>
      <text:p text:style-name="P3"><text:span text:style-name="T5"/></text:p>
      <text:p text:style-name="P3">13.URL Mounting:</text:p>
      <text:p text:style-name="P3"><text:span text:style-name="T5"/></text:p>
      <text:p text:style-name="P3"><text:span text:style-name="T5"><text:s text:c="5"/>Pretty Urls:</text:span></text:p>
      <text:p text:style-name="P3"><text:span text:style-name="T5"/></text:p>
      <text:p text:style-name="P3">14.Component Level Security:</text:p>
      <text:p text:style-name="P3"/>
      <text:p text:style-name="P3">15.'Event' based as opposed to 'Action' based.</text:p>
      <text:p text:style-name="P3"/>
      <text:p text:style-name="P3">16.Mission Statement:</text:p>
      <text:p text:style-name="P3"><text:s text:c="3"/><text:span text:style-name="T5"><text:s text:c="2"/></text:span></text:p>
      <text:p text:style-name="P3"><text:span text:style-name="T5"><text:s text:c="5"/>A Java S/W Framework to enable Component oriented, Programmatic Manipulation of Markup.</text:span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><text:s text:c="53"/></text:span><text:span text:style-name="T9">WICKET CONCEPTS:</text:span></text:p>
      <text:p text:style-name="P3"><text:span text:style-name="T5"/></text:p>
      <text:p text:style-name="P6">1.Application.</text:p>
      <text:p text:style-name="P6">2.Session</text:p>
      <text:p text:style-name="P6">3.Request Cycle.</text:p>
      <text:p text:style-name="P6">4.Components</text:p>
      <text:p text:style-name="P6">5.Behaviors</text:p>
      <text:p text:style-name="P6">6.Models</text:p>
      <text:p text:style-name="P3"><text:span text:style-name="T5"/>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text:s text:c="2"/>1.Application:</text:p>
      <text:p text:style-name="P3"/>
      <text:p text:style-name="P3"><text:s text:c="5"/><text:span text:style-name="T5">I.</text:span> <text:span text:style-name="T5">Main entry point</text:span> <text:span text:style-name="T5">for your web Application</text:span></text:p>
      <text:p text:style-name="P3"><text:span text:style-name="T5"><text:s text:c="5"/>II.Configuration</text:span></text:p>
      <text:p text:style-name="P3"><text:span text:style-name="T5"><text:s text:c="9"/>O/P wicket Specific Tags</text:span></text:p>
      <text:p text:style-name="P3"><text:span text:style-name="T5"><text:s text:c="9"/>Watch For MarkUp changes every...?</text:span></text:p>
      <text:p text:style-name="P3"><text:span text:style-name="T5"><text:s text:c="10"/>Defines HomePage</text:span></text:p>
      <text:list xml:id="list31713104" text:style-name="L3">
        <text:list-item>
          <text:p text:style-name="P5"><text:span text:style-name="T5">Factories for</text:span></text:p>
          <text:p text:style-name="P5"><text:span text:style-name="T5">Session ,Request Cycle ,Security</text:span></text:p>
        </text:list-item>
      </text:list>
      <text:p text:style-name="P3"><text:span text:style-name="T5"/></text:p>
      <text:p text:style-name="P3"><text:s text:c="2"/>2.Session:</text:p>
      <text:p text:style-name="P3"/>
      <text:p text:style-name="P3"><text:s text:c="3"/><text:span text:style-name="T5">Abstraction of a User Session</text:span></text:p>
      <text:p text:style-name="P2"><text:s text:c="3"/>Storage Typically in HttpSession</text:p>
      <text:p text:style-name="P2"><text:s text:c="3"/>Stores session specific data</text:p>
      <text:p text:style-name="P2"><text:s text:c="8"/>Locale Client Info(Browser vendor and version)</text:p>
      <text:p text:style-name="P2"><text:s text:c="8"/>Your owned data ?</text:p>
      <text:p text:style-name="P2"><text:s text:c="17"/>Logged in User.</text:p>
      <text:p text:style-name="P2"><text:s text:c="17"/>Shopping Cart Contents</text:p>
      <text:p text:style-name="P2"><text:s text:c="17"/>Limited Page History for Back Button Support</text:p>
      <text:p text:style-name="P2"/>
      <text:p text:style-name="P3">3.Request Cycle:</text:p>
      <text:p text:style-name="P2"/>
      <text:p text:style-name="P2"><text:s/>Steps in a Request Cycle:</text:p>
      <text:p text:style-name="P2"><text:s text:c="3"/></text:p>
      <text:p text:style-name="P2"><text:s text:c="4"/>Create Request Cycle Object</text:p>
      <text:p text:style-name="P2"><text:s text:c="5"/>Decode the Request</text:p>
      <text:p text:style-name="P2"><text:s text:c="5"/>Identify Request target(Page ,Component,...)</text:p>
      <text:p text:style-name="P2"><text:s text:c="5"/>Process Event (OnClick, OnSubmit...)</text:p>
      <text:p text:style-name="P2"><text:s text:c="5"/>Respond (page,component,pdf, image...)</text:p>
      <text:p text:style-name="P2"><text:s text:c="5"/>CleanUp</text:p>
      <text:p text:style-name="P2"/>
      <text:p text:style-name="P2"><text:s text:c="3"/><text:span text:style-name="T1">Two Types Of <text:s/>Requests:</text:span></text:p>
      <text:p text:style-name="P2"><text:s text:c="4"/></text:p>
      <text:p text:style-name="P2"><text:s text:c="3"/><text:span text:style-name="T1">Stateful:</text:span></text:p>
      <text:p text:style-name="P2"/>
      <text:p text:style-name="P2"><text:s text:c="3"/>Tied to specific User Specification</text:p>
      <text:p text:style-name="P2"><text:s text:c="3"/>Not BookMarkabale</text:p>
      <text:p text:style-name="P2"/>
      <text:p text:style-name="P2"><text:s/><text:span text:style-name="T1">Stateless:</text:span></text:p>
      <text:p text:style-name="P2"/>
      <text:p text:style-name="P2"><text:s text:c="2"/>Not necessarily tied to specific user session.</text:p>
      <text:p text:style-name="P2"><text:s text:c="2"/>Bookmarkable.</text:p>
      <text:p text:style-name="P2"/>
      <text:p text:style-name="P2"/>
      <text:p text:style-name="P2"/>
      <text:p text:style-name="P2"><text:soft-page-break/><text:s text:c="2"/></text:p>
      <text:p text:style-name="P2"><text:s/></text:p>
      <text:p text:style-name="P2"><text:s/></text:p>
      <text:p text:style-name="P2"/>
      <text:p text:style-name="P3">4.Components:</text:p>
      <text:p text:style-name="P3"/>
      <text:p text:style-name="P3"><text:s/><text:span text:style-name="T5"><text:s/>Ultimate SuperClass </text:span>org.apache.wicket.Component</text:p>
      <text:p text:style-name="P3"><text:span text:style-name="T5"/></text:p>
      <text:p text:style-name="P2">Label ,Multilinelabel , TextField , Password Textfield, Image ,Link, Tree, bookMarakablePageLink,</text:p>
      <text:p text:style-name="P2"/>
      <text:p text:style-name="P2">Panel,ListView,Loop,PageNavigator,ImageMap,Button,Ajax,Sorting,pageRepeaters,wizard,datePicker</text:p>
      <text:p text:style-name="P3"><text:span text:style-name="T5"/></text:p>
      <text:p text:style-name="P3"><text:span text:style-name="T5"/></text:p>
      <text:p text:style-name="P3">Covention Over Configuration:</text:p>
      <text:p text:style-name="P3"><text:span text:style-name="T5"/></text:p>
      <text:p text:style-name="P3"><text:span text:style-name="T5">Components can have its own markup file.</text:span></text:p>
      <text:p text:style-name="P3"><text:span text:style-name="T5"><text:s text:c="4"/></text:span></text:p>
      <text:p text:style-name="P3"><text:span text:style-name="T5"><text:s text:c="13"/>Page,Panel,Border</text:span></text:p>
      <text:p text:style-name="P3"><text:span text:style-name="T5"/></text:p>
      <text:p text:style-name="P3"><text:span text:style-name="T5">Put, Java,Markup &amp; Supporting files in same package file path.</text:span></text:p>
      <text:p text:style-name="P3"><text:span text:style-name="T5"/></text:p>
      <text:p text:style-name="P3"><text:span text:style-name="T5">Can also place Localization properties file in the same package</text:span></text:p>
      <text:p text:style-name="P3"><text:span text:style-name="T5"/></text:p>
      <text:p text:style-name="P3"><text:span text:style-name="T5"/></text:p>
      <text:p text:style-name="P3">5.Behaviors:</text:p>
      <text:p text:style-name="P3"><text:span text:style-name="T5"/></text:p>
      <text:p text:style-name="P3"><text:span text:style-name="T5">Behaviors are Plugins for Components:</text:span></text:p>
      <text:p text:style-name="P3"><text:span text:style-name="T5">They can modify the Components Markup</text:span></text:p>
      <text:p text:style-name="P3"><text:span text:style-name="T5"/></text:p>
      <text:p text:style-name="P3"><text:span text:style-name="T5">item.add( new AbstarctBehavior() {</text:span></text:p>
      <text:p text:style-name="P3"><text:span text:style-name="T5"><text:s text:c="3"/></text:span></text:p>
      <text:p text:style-name="P3"><text:span text:style-name="T5"><text:s text:c="3"/>public void on Component Tag( Component component,ComponentTag tag)</text:span></text:p>
      <text:p text:style-name="P3"><text:span text:style-name="T5">{</text:span></text:p>
      <text:p text:style-name="P3"><text:span text:style-name="T5"><text:s text:c="5"/>String Css=(((Item)component).getIndex()%2==0)?”even” :”odd” ;</text:span></text:p>
      <text:p text:style-name="P3"><text:span text:style-name="T5"><text:s text:c="6"/>tag.put(“class”,css);</text:span></text:p>
      <text:p text:style-name="P3"><text:span text:style-name="T5"><text:s text:c="2"/>}</text:span></text:p>
      <text:p text:style-name="P3"><text:span text:style-name="T5">});</text:span></text:p>
      <text:p text:style-name="P3"><text:span text:style-name="T5"/></text:p>
      <text:p text:style-name="P3">OutPut:</text:p>
      <text:p text:style-name="P3"><text:span text:style-name="T5"/></text:p>
      <text:p text:style-name="P3"><text:span text:style-name="T5">&lt;tr class=”odd”&gt;...&lt;/tr&gt;</text:span></text:p>
      <text:p text:style-name="P3"><text:span text:style-name="T5">&lt;tr class=”even”&gt;...&lt;/tr&gt;</text:span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oft-page-break/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Behaviors:</text:p>
      <text:p text:style-name="P3"/>
      <text:p text:style-name="P3"><text:s text:c="3"/><text:span text:style-name="T5">Change Attributes of your component's markup:</text:span></text:p>
      <text:p text:style-name="P3"><text:span text:style-name="T5"><text:s text:c="3"/>Add javscript event:</text:span></text:p>
      <text:p text:style-name="P3"><text:span text:style-name="T5"><text:s text:c="3"/>Add Ajax behavior</text:span></text:p>
      <text:p text:style-name="P3"><text:span text:style-name="T5"/></text:p>
      <text:p text:style-name="P3"><text:span text:style-name="T5">Component.add(new Ajax SelfUpdatingBehavior( Duration.seconds(1)));</text:span></text:p>
      <text:p text:style-name="P3"><text:span text:style-name="T5"/></text:p>
      <text:p text:style-name="P3"><text:span text:style-name="T5"/></text:p>
      <text:p text:style-name="P3">6.Models:</text:p>
      <text:p text:style-name="P3"><text:span text:style-name="T5"/></text:p>
      <text:p text:style-name="P3"><text:span text:style-name="T5">Models bind the POJO's to the wicket components.</text:span></text:p>
      <text:p text:style-name="P3"><text:span text:style-name="T5"/></text:p>
      <text:p text:style-name="P3"><text:span text:style-name="T5"/></text:p>
      <text:p text:style-name="P3"><text:span text:style-name="T5">Lazy Binding in java Sucks</text:span></text:p>
      <text:p text:style-name="P3"><text:span text:style-name="T5"/></text:p>
      <text:p text:style-name="P3"><text:span text:style-name="T5"><text:s text:c="2"/>Doesn't update :</text:span></text:p>
      <text:p text:style-name="P3"><text:span text:style-name="T5"><text:s text:c="2"/></text:span></text:p>
      <text:p text:style-name="P3"><text:span text:style-name="T5"><text:s text:c="4"/>new TextField(“txt”,person.getName())</text:span></text:p>
      <text:p text:style-name="P3"><text:span text:style-name="T5"/></text:p>
      <text:p text:style-name="P3"><text:span text:style-name="T5"><text:s text:c="3"/>Gives Null pointers:</text:span></text:p>
      <text:p text:style-name="P3"><text:span text:style-name="T5"><text:s text:c="2"/></text:span></text:p>
      <text:p text:style-name="P3"><text:span text:style-name="T5"><text:s text:c="3"/>new Label(“street” ,person.getAddress().getStreet());</text:span></text:p>
      <text:p text:style-name="P3"><text:span text:style-name="T5"/></text:p>
      <text:p text:style-name="P3"><text:span text:style-name="T5"><text:s text:c="2"/>Solution:OGNL/EL like Expressions</text:span></text:p>
      <text:p text:style-name="P3"><text:span text:style-name="T5"/></text:p>
      <text:p text:style-name="P3"><text:span text:style-name="T5"/></text:p>
      <text:p text:style-name="P3">PropertyModel:</text:p>
      <text:p text:style-name="P3"><text:span text:style-name="T5"/></text:p>
      <text:p text:style-name="P3"><text:span text:style-name="T5">new <text:s/>PropertyModel(person,”name”);</text:span></text:p>
      <text:p text:style-name="P3"><text:span text:style-name="T5">new PropertyModel(person,”address.street”);</text:span></text:p>
      <text:p text:style-name="P3"><text:span text:style-name="T5"/></text:p>
      <text:p text:style-name="P3"><text:span text:style-name="T5"/></text:p>
      <text:p text:style-name="P3">Advanced Models:</text:p>
      <text:p text:style-name="P3"><text:span text:style-name="T5"/></text:p>
      <text:p text:style-name="P7">String Resource:</text:p>
      <text:p text:style-name="P3"><text:span text:style-name="T5"/></text:p>
      <text:p text:style-name="P3"><text:span text:style-name="T5"><text:s text:c="12"/>Internationalization &amp; Localization:</text:span></text:p>
      <text:p text:style-name="P3"><text:span text:style-name="T5"/></text:p>
      <text:p text:style-name="P7">Loadable detachable Model:</text:p>
      <text:p text:style-name="P3"><text:span text:style-name="T5"/></text:p>
      <text:p text:style-name="P3"><text:span text:style-name="T5"><text:s text:c="9"/>Keeps session state minimal</text:span></text:p>
      <text:p text:style-name="P3"><text:span text:style-name="T5"><text:s text:c="9"/>Store Entity Id only in session</text:span></text:p>
      <text:p text:style-name="P3"><text:span text:style-name="T5"/></text:p>
      <text:p text:style-name="P3"><text:span text:style-name="T5"><text:s text:c="3"/></text:span></text:p>
      <text:p text:style-name="P3"><text:soft-page-break/>Compound PropertyModel:</text:p>
      <text:p text:style-name="P3"><text:span text:style-name="T5"><text:s text:c="5"/>shared between Component's</text:span></text:p>
      <text:p text:style-name="P3"><text:span text:style-name="T5"><text:s text:c="5"/>Uses Component Id for OGNL traversals.</text:span></text:p>
      <text:p text:style-name="P3"><text:s text:c="2"/></text:p>
      <text:p text:style-name="P6">Ajax:</text:p>
      <text:p text:style-name="P3"><text:span text:style-name="T5"/></text:p>
      <text:p text:style-name="P3"><text:s/>Out-Of-The-Box:</text:p>
      <text:p text:style-name="P3"/>
      <text:p text:style-name="P3"><text:s text:c="4"/><text:span text:style-name="T5">Dynamic updating of components in page</text:span></text:p>
      <text:p text:style-name="P3"><text:span text:style-name="T5"><text:s text:c="4"/>Update multiple Components in One request</text:span></text:p>
      <text:p text:style-name="P3"><text:span text:style-name="T5"><text:s text:c="4"/>No JavaScript skills necessary</text:span></text:p>
      <text:p text:style-name="P3"><text:span text:style-name="T5"><text:s text:c="4"/>Several Ajax Components and behaviors Available</text:span></text:p>
      <text:p text:style-name="P3"><text:span text:style-name="T5"/></text:p>
      <text:p text:style-name="P3">Other Projects:</text:p>
      <text:p text:style-name="P3"><text:span text:style-name="T5"/></text:p>
      <text:p text:style-name="P3"><text:span text:style-name="T5">DOJO integration</text:span></text:p>
      <text:p text:style-name="P3"><text:span text:style-name="T5">Scriptaculous Integration:</text:span></text:p>
      <text:p text:style-name="P3"><text:span text:style-name="T5">Yahoo!UI Library Integration</text:span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Wicket Ajax Components:</text:p>
      <text:p text:style-name="P3"><text:span text:style-name="T5"/></text:p>
      <text:p text:style-name="P3"><text:span text:style-name="T5">Wicket Core:</text:span></text:p>
      <text:p text:style-name="P3"><text:span text:style-name="T5"/></text:p>
      <text:p text:style-name="P3"><text:span text:style-name="T5">AjaxLink</text:span></text:p>
      <text:p text:style-name="P3"><text:span text:style-name="T5">AjaxFallBackLink</text:span></text:p>
      <text:p text:style-name="P3"><text:span text:style-name="T5">AjaxPagingNavigator</text:span></text:p>
      <text:p text:style-name="P3"><text:span text:style-name="T5">AjaxSubmitButton</text:span></text:p>
      <text:p text:style-name="P3"><text:span text:style-name="T5">AjaxSubmitLink</text:span></text:p>
      <text:p text:style-name="P3"><text:span text:style-name="T5">AjaxCheckBox</text:span></text:p>
      <text:p text:style-name="P3"><text:span text:style-name="T5"/></text:p>
      <text:p text:style-name="P6">Wicket Extensions:</text:p>
      <text:p text:style-name="P3"><text:span text:style-name="T5"/></text:p>
      <text:p text:style-name="P3"><text:span text:style-name="T5">Indicating Ajax Link</text:span></text:p>
      <text:p text:style-name="P3"><text:span text:style-name="T5">AjaxEditableLable</text:span></text:p>
      <text:p text:style-name="P3"><text:span text:style-name="T5">AutoCompleteTextField</text:span></text:p>
      <text:p text:style-name="P3"><text:span text:style-name="T5">UploadProgressBar</text:span></text:p>
      <text:p text:style-name="P3"><text:span text:style-name="T5">AjaxTabbedPanel</text:span></text:p>
      <text:p text:style-name="P3"><text:span text:style-name="T5"/></text:p>
      <text:p text:style-name="P3">Developing a Custom Component:</text:p>
      <text:p text:style-name="P3"/>
      <text:p text:style-name="P3"><text:s/>Wicket Lead on Custom Component:</text:p>
      <text:p text:style-name="P3"/>
      <text:p text:style-name="P2"><text:s text:c="4"/>Creating Custom Component is as easy as typing in “extends”:</text:p>
      <text:p text:style-name="P2"><text:s text:c="5"/>Extends wicket.component down the Line</text:p>
      <text:p text:style-name="P2"><text:s text:c="5"/>Available on Application Classpath</text:p>
      <text:p text:style-name="P2"/>
      <text:p text:style-name="P2"/>
      <text:p text:style-name="P2"><text:soft-page-break/></text:p>
      <text:p text:style-name="P2"><text:span text:style-name="T1">Custom Components :</text:span></text:p>
      <text:p text:style-name="P2"/>
      <text:p text:style-name="P2"><text:s text:c="2"/>Panels Providing Grouping</text:p>
      <text:p text:style-name="P2"/>
      <text:p text:style-name="P2"><text:s text:c="5"/>Have own Markup File</text:p>
      <text:p text:style-name="P2"><text:s text:c="5"/>Can be changed in pages for other components</text:p>
      <text:p text:style-name="P2"><text:s text:c="5"/>Can contribute to Header</text:p>
      <text:p text:style-name="P2"><text:s text:c="5"/>Can contain any number Of Components ,including panels</text:p>
      <text:p text:style-name="P2"/>
      <text:p text:style-name="P2"/>
      <text:p text:style-name="P3">Toggle Pane Custom Component:</text:p>
      <text:p text:style-name="P3"/>
      <text:p text:style-name="P3"><text:s text:c="5"/><text:span text:style-name="T5">Designers Ensure that </text:span>HTML+JS<text:span text:style-name="T5"> <text:s/>prototype works</text:span></text:p>
      <text:p text:style-name="P3"/>
      <text:p text:style-name="P3"/>
      <text:p text:style-name="P3"/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><text:s text:c="3"/></text:span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><text:s text:c="2"/></text:span></text:p>
      <text:p text:style-name="P3"><text:span text:style-name="T5"><text:s text:c="3"/></text:span></text:p>
      <text:p text:style-name="P3"><text:span text:style-name="T5"/></text:p>
      <text:p text:style-name="P3"><text:span text:style-name="T5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lyan </meta:initial-creator>
    <meta:creation-date>2011-06-30T11:16:11.02</meta:creation-date>
    <dc:date>2011-06-30T14:53:59.17</dc:date>
    <dc:creator>kalyan </dc:creator>
    <meta:editing-duration>PT03H37M33S</meta:editing-duration>
    <meta:editing-cycles>33</meta:editing-cycles>
    <meta:generator>OpenOffice.org/3.2$Win32 OpenOffice.org_project/320m12$Build-9483</meta:generator>
    <meta:document-statistic meta:table-count="0" meta:image-count="0" meta:object-count="0" meta:page-count="8" meta:paragraph-count="202" meta:word-count="622" meta:character-count="5977"/>
  </office:meta>
</office:document-meta>
</file>